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5.188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ilterCondition">
      <style:table-properties table:display="true" style:writing-mode="lr-tb"/>
    </style:style>
    <style:style style:name="ta3" style:family="table" style:master-page-name="PageStyle_5f_sortConditio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7" table:default-cell-style-name="Excel_20_Built-in_20_Normal"/>
        <table:table-column table:style-name="co2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office:value-type="string">
            <text:p>toDate</text:p>
          </table:table-cell>
          <table:table-cell office:value-type="string">
            <text:p>fromDate</text:p>
          </table:table-cell>
          <table:table-cell office:value-type="string">
            <text:p>reportFileType</text:p>
          </table:table-cell>
          <table:table-cell office:value-type="string">
            <text:p>delimiterType</text:p>
          </table:table-cell>
          <table:table-cell office:value-type="string">
            <text:p>userId</text:p>
          </table:table-cell>
          <table:table-cell office:value-type="string">
            <text:p>login</text:p>
          </table:table-cell>
          <table:table-cell office:value-type="string">
            <text:p>actionPerformed</text:p>
          </table:table-cell>
          <table:table-cell office:value-type="string">
            <text:p>filterCondition</text:p>
          </table:table-cell>
          <table:table-cell office:value-type="string">
            <text:p>sortCondition</text:p>
          </table:table-cell>
          <table:table-cell office:value-type="string">
            <text:p>productName</text:p>
          </table:table-cell>
          <table:table-cell office:value-type="string">
            <text:p>reportName</text:p>
          </table:table-cell>
          <table:table-cell office:value-type="string">
            <text:p>reportCategory</text:p>
          </table:table-cell>
          <table:table-cell office:value-type="string">
            <text:p>generatedDate</text:p>
          </table:table-cell>
          <table:table-cell office:value-type="string">
            <text:p>id</text:p>
          </table:table-cell>
          <table:table-cell office:value-type="string">
            <text:p>version</text:p>
          </table:table-cell>
          <table:table-cell office:value-type="string">
            <text:p>lastAction</text:p>
          </table:table-cell>
          <table:table-cell office:value-type="string">
            <text:p>enabled</text:p>
          </table:table-cell>
          <table:table-cell office:value-type="string">
            <text:p>active</text:p>
          </table:table-cell>
          <table:table-cell office:value-type="string">
            <text:p>authorized</text:p>
          </table:table-cell>
          <table:table-cell office:value-type="string">
            <text:p>modifiedBy</text:p>
          </table:table-cell>
          <table:table-cell office:value-type="string">
            <text:p>modifiedSysOn</text:p>
          </table:table-cell>
          <table:table-cell office:value-type="string">
            <text:p>modifiedAtOU</text:p>
          </table:table-cell>
          <table:table-cell office:value-type="string">
            <text:p>rejectReason</text:p>
          </table:table-cell>
          <table:table-cell office:value-type="string">
            <text:p>changeInfo</text:p>
          </table:table-cell>
          <table:table-cell office:value-type="string">
            <text:p>checkedBy</text:p>
          </table:table-cell>
          <table:table-cell office:value-type="string">
            <text:p>checkedSysOn</text:p>
          </table:table-cell>
          <table:table-cell office:value-type="string">
            <text:p>modifiedOn</text:p>
          </table:table-cell>
          <table:table-cell office:value-type="string">
            <text:p>url</text:p>
          </table:table-cell>
          <table:table-cell table:number-columns-repeated="996"/>
        </table:table-row>
        <table:table-row table:style-name="ro1">
          <table:table-cell office:value-type="string">
            <text:p>12-Jan-2022</text:p>
          </table:table-cell>
          <table:table-cell office:value-type="string">
            <text:p>04-Jan-2022</text:p>
          </table:table-cell>
          <table:table-cell office:value-type="string">
            <text:p>TEXT</text:p>
          </table:table-cell>
          <table:table-cell office:value-type="string">
            <text:p>Test Delimiter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Role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0810667">
            <text:p>1641300810667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3:3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0-Jan-2022</text:p>
          </table:table-cell>
          <table:table-cell office:value-type="string">
            <text:p>04-Jan-2022</text:p>
          </table:table-cell>
          <table:table-cell office:value-type="string">
            <text:p>EXCEL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User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1159354">
            <text:p>164130115935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9:19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31-Jan-2022</text:p>
          </table:table-cell>
          <table:table-cell office:value-type="string">
            <text:p>09-Jan-2022</text:p>
          </table:table-cell>
          <table:table-cell office:value-type="string">
            <text:p>PDF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Profile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1527359">
            <text:p>1641301527359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5:27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7-Jan-2022</text:p>
          </table:table-cell>
          <table:table-cell office:value-type="string">
            <text:p>18-Jan-2022</text:p>
          </table:table-cell>
          <table:table-cell office:value-type="string">
            <text:p>EXCEL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Cluster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1657972">
            <text:p>1641301657972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7:37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5-Jan-2022</text:p>
          </table:table-cell>
          <table:table-cell office:value-type="string">
            <text:p>01-Jan-2022</text:p>
          </table:table-cell>
          <table:table-cell office:value-type="string">
            <text:p>PDF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Authorization Matrix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1788156">
            <text:p>1641301788156</text:p>
          </table:table-cell>
          <table:table-cell office:value-type="float" office:value="1">
            <text:p>1</text:p>
          </table:table-cell>
          <table:table-cell office:value-type="string">
            <text:p>create Authorized</text:p>
          </table:table-cell>
          <table:table-cell table:number-columns-repeated="3" office:value-type="string">
            <text:p>Y</text:p>
          </table:table-cell>
          <table:table-cell office:value-type="string">
            <text:p>tovmaker</text:p>
          </table:table-cell>
          <table:table-cell office:value-type="string">
            <text:p>04-Jan-2022 18:39: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ovmaker</text:p>
          </table:table-cell>
          <table:table-cell office:value-type="string">
            <text:p>04-Jan-2022 18:42:12</text:p>
          </table:table-cell>
          <table:table-cell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8-Jan-2022</text:p>
          </table:table-cell>
          <table:table-cell office:value-type="string">
            <text:p>11-Jan-2022</text:p>
          </table:table-cell>
          <table:table-cell office:value-type="string">
            <text:p>TEXT</text:p>
          </table:table-cell>
          <table:table-cell office:value-type="string">
            <text:p>Test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Service Request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1970163">
            <text:p>1641301970163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42:5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17-Jan-2022</text:p>
          </table:table-cell>
          <table:table-cell office:value-type="string">
            <text:p>06-Jan-2022</text:p>
          </table:table-cell>
          <table:table-cell office:value-type="string">
            <text:p>EXCEL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Branch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2889950">
            <text:p>1641302889950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58:09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13-Jan-2022</text:p>
          </table:table-cell>
          <table:table-cell office:value-type="string">
            <text:p>06-Jan-2022</text:p>
          </table:table-cell>
          <table:table-cell office:value-type="string">
            <text:p>EXCEL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Profile Report</text:p>
          </table:table-cell>
          <table:table-cell office:value-type="string">
            <text:p>Audit</text:p>
          </table:table-cell>
          <table:table-cell office:value-type="string">
            <text:p>Tue Jan 04 2022</text:p>
          </table:table-cell>
          <table:table-cell office:value-type="float" office:value="1641304037924">
            <text:p>164130403792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9:17:17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0-Jan-2022</text:p>
          </table:table-cell>
          <table:table-cell office:value-type="string">
            <text:p>05-Jan-2022</text:p>
          </table:table-cell>
          <table:table-cell office:value-type="string">
            <text:p>xl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Branch Report</text:p>
          </table:table-cell>
          <table:table-cell office:value-type="string">
            <text:p>Generic</text:p>
          </table:table-cell>
          <table:table-cell office:value-type="string">
            <text:p>05-Jan-2022</text:p>
          </table:table-cell>
          <table:table-cell office:value-type="float" office:value="1641384935754">
            <text:p>164138493575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5:3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0-Jan-2022</text:p>
          </table:table-cell>
          <table:table-cell office:value-type="string">
            <text:p>05-Jan-2022</text:p>
          </table:table-cell>
          <table:table-cell office:value-type="string">
            <text:p>xl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Profile Report</text:p>
          </table:table-cell>
          <table:table-cell/>
          <table:table-cell office:value-type="string">
            <text:p>05-Jan-2022</text:p>
          </table:table-cell>
          <table:table-cell office:value-type="float" office:value="1641385120914">
            <text:p>164138512091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8:4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7-Jan-2022</text:p>
          </table:table-cell>
          <table:table-cell office:value-type="string">
            <text:p>05-Jan-2022</text:p>
          </table:table-cell>
          <table:table-cell office:value-type="string">
            <text:p>xl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Service Request Report</text:p>
          </table:table-cell>
          <table:table-cell office:value-type="string">
            <text:p>Master</text:p>
          </table:table-cell>
          <table:table-cell office:value-type="string">
            <text:p>05-Jan-2022</text:p>
          </table:table-cell>
          <table:table-cell office:value-type="float" office:value="1641385344390">
            <text:p>1641385344390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2:24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20-Jan-2022</text:p>
          </table:table-cell>
          <table:table-cell office:value-type="string">
            <text:p>13-Jan-2022</text:p>
          </table:table-cell>
          <table:table-cell office:value-type="string">
            <text:p>xl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Setup</text:p>
          </table:table-cell>
          <table:table-cell office:value-type="string">
            <text:p>Corporate User Report</text:p>
          </table:table-cell>
          <table:table-cell office:value-type="string">
            <text:p>Audit</text:p>
          </table:table-cell>
          <table:table-cell office:value-type="string">
            <text:p>05-Jan-2022</text:p>
          </table:table-cell>
          <table:table-cell office:value-type="float" office:value="1641385491487">
            <text:p>1641385491487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4:5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>
          <table:table-cell office:value-type="string">
            <text:p>31-Jan-2022</text:p>
          </table:table-cell>
          <table:table-cell office:value-type="string">
            <text:p>01-Jan-2022</text:p>
          </table:table-cell>
          <table:table-cell office:value-type="string">
            <text:p>xl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 office:value-type="string">
            <text:p>[object Array]</text:p>
          </table:table-cell>
          <table:table-cell office:value-type="string">
            <text:p>Payments</text:p>
          </table:table-cell>
          <table:table-cell office:value-type="string">
            <text:p>SI Management Report</text:p>
          </table:table-cell>
          <table:table-cell office:value-type="string">
            <text:p>Audit</text:p>
          </table:table-cell>
          <table:table-cell office:value-type="string">
            <text:p>05-Jan-2022</text:p>
          </table:table-cell>
          <table:table-cell office:value-type="float" office:value="1641385600103">
            <text:p>1641385600103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6:4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UploadedFiles/demoFile.xls</text:p>
          </table:table-cell>
          <table:table-cell table:number-columns-repeated="99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Condition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ilterId</text:p>
          </table:table-cell>
          <table:table-cell office:value-type="string">
            <text:p>filterName</text:p>
          </table:table-cell>
          <table:table-cell office:value-type="string">
            <text:p>operatorId</text:p>
          </table:table-cell>
          <table:table-cell office:value-type="string">
            <text:p>operatorName</text:p>
          </table:table-cell>
          <table:table-cell office:value-type="string">
            <text:p>filterValue</text:p>
          </table:table-cell>
          <table:table-cell office:value-type="string">
            <text:p>id</text:p>
          </table:table-cell>
          <table:table-cell office:value-type="string">
            <text:p>version</text:p>
          </table:table-cell>
          <table:table-cell office:value-type="string">
            <text:p>lastAction</text:p>
          </table:table-cell>
          <table:table-cell office:value-type="string">
            <text:p>enabled</text:p>
          </table:table-cell>
          <table:table-cell office:value-type="string">
            <text:p>active</text:p>
          </table:table-cell>
          <table:table-cell office:value-type="string">
            <text:p>authorized</text:p>
          </table:table-cell>
          <table:table-cell office:value-type="string">
            <text:p>modifiedBy</text:p>
          </table:table-cell>
          <table:table-cell office:value-type="string">
            <text:p>modifiedSysOn</text:p>
          </table:table-cell>
          <table:table-cell office:value-type="string">
            <text:p>modifiedAtOU</text:p>
          </table:table-cell>
          <table:table-cell office:value-type="string">
            <text:p>mstId</text:p>
          </table:table-cell>
          <table:table-cell office:value-type="string">
            <text:p>rejectReason</text:p>
          </table:table-cell>
          <table:table-cell office:value-type="string">
            <text:p>changeInfo</text:p>
          </table:table-cell>
          <table:table-cell office:value-type="string">
            <text:p>checkedBy</text:p>
          </table:table-cell>
          <table:table-cell office:value-type="string">
            <text:p>checkedSysOn</text:p>
          </table:table-cell>
          <table:table-cell office:value-type="string">
            <text:p>modifiedOn</text:p>
          </table:table-cell>
          <table:table-cell table:number-columns-repeated="1004"/>
        </table:table-row>
        <table:table-row table:style-name="ro1">
          <table:table-cell office:value-type="float" office:value="490">
            <text:p>490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2000</text:p>
          </table:table-cell>
          <table:table-cell office:value-type="float" office:value="1641300810672">
            <text:p>1641300810672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3:30</text:p>
          </table:table-cell>
          <table:table-cell office:value-type="float" office:value="1">
            <text:p>1</text:p>
          </table:table-cell>
          <table:table-cell office:value-type="float" office:value="1641300810667">
            <text:p>1641300810667</text:p>
          </table:table-cell>
          <table:table-cell table:number-columns-repeated="1009"/>
        </table:table-row>
        <table:table-row table:style-name="ro1">
          <table:table-cell office:value-type="float" office:value="1591">
            <text:p>1591</text:p>
          </table:table-cell>
          <table:table-cell/>
          <table:table-cell office:value-type="string">
            <text:p>NOT EQUAL TO</text:p>
          </table:table-cell>
          <table:table-cell/>
          <table:table-cell office:value-type="string">
            <text:p>50000</text:p>
          </table:table-cell>
          <table:table-cell office:value-type="float" office:value="1641301159359">
            <text:p>1641301159359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9:19</text:p>
          </table:table-cell>
          <table:table-cell office:value-type="float" office:value="1">
            <text:p>1</text:p>
          </table:table-cell>
          <table:table-cell office:value-type="float" office:value="1641301159354">
            <text:p>1641301159354</text:p>
          </table:table-cell>
          <table:table-cell table:number-columns-repeated="1009"/>
        </table:table-row>
        <table:table-row table:style-name="ro1">
          <table:table-cell office:value-type="float" office:value="1478">
            <text:p>1478</text:p>
          </table:table-cell>
          <table:table-cell/>
          <table:table-cell office:value-type="string">
            <text:p>GREATER THAN</text:p>
          </table:table-cell>
          <table:table-cell/>
          <table:table-cell office:value-type="string">
            <text:p>80000</text:p>
          </table:table-cell>
          <table:table-cell office:value-type="float" office:value="1641301527364">
            <text:p>164130152736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5:27</text:p>
          </table:table-cell>
          <table:table-cell office:value-type="float" office:value="1">
            <text:p>1</text:p>
          </table:table-cell>
          <table:table-cell office:value-type="float" office:value="1641301527359">
            <text:p>1641301527359</text:p>
          </table:table-cell>
          <table:table-cell table:number-columns-repeated="1009"/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string">
            <text:p>LESS THAN</text:p>
          </table:table-cell>
          <table:table-cell/>
          <table:table-cell office:value-type="string">
            <text:p>3000</text:p>
          </table:table-cell>
          <table:table-cell office:value-type="float" office:value="1641301657976">
            <text:p>1641301657976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7:37</text:p>
          </table:table-cell>
          <table:table-cell office:value-type="float" office:value="1">
            <text:p>1</text:p>
          </table:table-cell>
          <table:table-cell office:value-type="float" office:value="1641301657972">
            <text:p>1641301657972</text:p>
          </table:table-cell>
          <table:table-cell table:number-columns-repeated="1009"/>
        </table:table-row>
        <table:table-row table:style-name="ro1">
          <table:table-cell office:value-type="float" office:value="717250">
            <text:p>717250</text:p>
          </table:table-cell>
          <table:table-cell/>
          <table:table-cell office:value-type="string">
            <text:p>LESS THAN</text:p>
          </table:table-cell>
          <table:table-cell/>
          <table:table-cell office:value-type="string">
            <text:p>10000</text:p>
          </table:table-cell>
          <table:table-cell office:value-type="float" office:value="1641301788161">
            <text:p>1641301788161</text:p>
          </table:table-cell>
          <table:table-cell office:value-type="float" office:value="1">
            <text:p>1</text:p>
          </table:table-cell>
          <table:table-cell office:value-type="string">
            <text:p>create Authorized</text:p>
          </table:table-cell>
          <table:table-cell table:number-columns-repeated="3" office:value-type="string">
            <text:p>Y</text:p>
          </table:table-cell>
          <table:table-cell office:value-type="string">
            <text:p>tovmaker</text:p>
          </table:table-cell>
          <table:table-cell office:value-type="string">
            <text:p>04-Jan-2022 18:39:48</text:p>
          </table:table-cell>
          <table:table-cell office:value-type="float" office:value="1">
            <text:p>1</text:p>
          </table:table-cell>
          <table:table-cell office:value-type="float" office:value="1641301788156">
            <text:p>1641301788156</text:p>
          </table:table-cell>
          <table:table-cell table:number-columns-repeated="2"/>
          <table:table-cell office:value-type="string">
            <text:p>tovmaker</text:p>
          </table:table-cell>
          <table:table-cell office:value-type="string">
            <text:p>04-Jan-2022 18:42:12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1641301970165">
            <text:p>1641301970165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42:50</text:p>
          </table:table-cell>
          <table:table-cell office:value-type="float" office:value="1">
            <text:p>1</text:p>
          </table:table-cell>
          <table:table-cell office:value-type="float" office:value="1641301970163">
            <text:p>1641301970163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float" office:value="1641302889957">
            <text:p>1641302889957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58:09</text:p>
          </table:table-cell>
          <table:table-cell office:value-type="float" office:value="1">
            <text:p>1</text:p>
          </table:table-cell>
          <table:table-cell office:value-type="float" office:value="1641302889950">
            <text:p>1641302889950</text:p>
          </table:table-cell>
          <table:table-cell table:number-columns-repeated="1009"/>
        </table:table-row>
        <table:table-row table:style-name="ro1">
          <table:table-cell office:value-type="float" office:value="491">
            <text:p>491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10000</text:p>
          </table:table-cell>
          <table:table-cell office:value-type="float" office:value="1641304037928">
            <text:p>1641304037928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9:17:17</text:p>
          </table:table-cell>
          <table:table-cell office:value-type="float" office:value="1">
            <text:p>1</text:p>
          </table:table-cell>
          <table:table-cell office:value-type="float" office:value="1641304037924">
            <text:p>1641304037924</text:p>
          </table:table-cell>
          <table:table-cell table:number-columns-repeated="1009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12890</text:p>
          </table:table-cell>
          <table:table-cell office:value-type="float" office:value="1641384935760">
            <text:p>1641384935760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5:35</text:p>
          </table:table-cell>
          <table:table-cell office:value-type="float" office:value="1">
            <text:p>1</text:p>
          </table:table-cell>
          <table:table-cell office:value-type="float" office:value="1641384935754">
            <text:p>1641384935754</text:p>
          </table:table-cell>
          <table:table-cell table:number-columns-repeated="1009"/>
        </table:table-row>
        <table:table-row table:style-name="ro1">
          <table:table-cell office:value-type="float" office:value="1483">
            <text:p>1483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5000</text:p>
          </table:table-cell>
          <table:table-cell office:value-type="float" office:value="1641385120917">
            <text:p>1641385120917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8:40</text:p>
          </table:table-cell>
          <table:table-cell office:value-type="float" office:value="1">
            <text:p>1</text:p>
          </table:table-cell>
          <table:table-cell office:value-type="float" office:value="1641385120914">
            <text:p>1641385120914</text:p>
          </table:table-cell>
          <table:table-cell table:number-columns-repeated="1009"/>
        </table:table-row>
        <table:table-row table:style-name="ro1">
          <table:table-cell office:value-type="float" office:value="1955">
            <text:p>1955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20000</text:p>
          </table:table-cell>
          <table:table-cell office:value-type="float" office:value="1641385344398">
            <text:p>1641385344398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2:24</text:p>
          </table:table-cell>
          <table:table-cell office:value-type="float" office:value="1">
            <text:p>1</text:p>
          </table:table-cell>
          <table:table-cell office:value-type="float" office:value="1641385344390">
            <text:p>1641385344390</text:p>
          </table:table-cell>
          <table:table-cell table:number-columns-repeated="1009"/>
        </table:table-row>
        <table:table-row table:style-name="ro1">
          <table:table-cell office:value-type="float" office:value="1591">
            <text:p>1591</text:p>
          </table:table-cell>
          <table:table-cell/>
          <table:table-cell office:value-type="string">
            <text:p>NOT EQUAL TO</text:p>
          </table:table-cell>
          <table:table-cell/>
          <table:table-cell office:value-type="string">
            <text:p>300</text:p>
          </table:table-cell>
          <table:table-cell office:value-type="float" office:value="1641385491494">
            <text:p>164138549149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4:51</text:p>
          </table:table-cell>
          <table:table-cell office:value-type="float" office:value="1">
            <text:p>1</text:p>
          </table:table-cell>
          <table:table-cell office:value-type="float" office:value="1641385491487">
            <text:p>1641385491487</text:p>
          </table:table-cell>
          <table:table-cell table:number-columns-repeated="1009"/>
        </table:table-row>
        <table:table-row table:style-name="ro1">
          <table:table-cell office:value-type="float" office:value="505">
            <text:p>505</text:p>
          </table:table-cell>
          <table:table-cell/>
          <table:table-cell office:value-type="string">
            <text:p>EQUAL TO</text:p>
          </table:table-cell>
          <table:table-cell/>
          <table:table-cell office:value-type="string">
            <text:p>2000</text:p>
          </table:table-cell>
          <table:table-cell office:value-type="float" office:value="1641385600106">
            <text:p>1641385600106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6:40</text:p>
          </table:table-cell>
          <table:table-cell office:value-type="float" office:value="1">
            <text:p>1</text:p>
          </table:table-cell>
          <table:table-cell office:value-type="float" office:value="1641385600103">
            <text:p>1641385600103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Condition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order</text:p>
          </table:table-cell>
          <table:table-cell office:value-type="string">
            <text:p>sortCondition</text:p>
          </table:table-cell>
          <table:table-cell office:value-type="string">
            <text:p>id</text:p>
          </table:table-cell>
          <table:table-cell office:value-type="string">
            <text:p>version</text:p>
          </table:table-cell>
          <table:table-cell office:value-type="string">
            <text:p>lastAction</text:p>
          </table:table-cell>
          <table:table-cell office:value-type="string">
            <text:p>enabled</text:p>
          </table:table-cell>
          <table:table-cell office:value-type="string">
            <text:p>active</text:p>
          </table:table-cell>
          <table:table-cell office:value-type="string">
            <text:p>authorized</text:p>
          </table:table-cell>
          <table:table-cell office:value-type="string">
            <text:p>modifiedBy</text:p>
          </table:table-cell>
          <table:table-cell office:value-type="string">
            <text:p>modifiedSysOn</text:p>
          </table:table-cell>
          <table:table-cell office:value-type="string">
            <text:p>modifiedAtOU</text:p>
          </table:table-cell>
          <table:table-cell office:value-type="string">
            <text:p>mstId</text:p>
          </table:table-cell>
          <table:table-cell office:value-type="string">
            <text:p>rejectReason</text:p>
          </table:table-cell>
          <table:table-cell office:value-type="string">
            <text:p>changeInfo</text:p>
          </table:table-cell>
          <table:table-cell office:value-type="string">
            <text:p>checkedBy</text:p>
          </table:table-cell>
          <table:table-cell office:value-type="string">
            <text:p>checkedSysOn</text:p>
          </table:table-cell>
          <table:table-cell office:value-type="string">
            <text:p>modifiedOn</text:p>
          </table:table-cell>
          <table:table-cell table:number-columns-repeated="1007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0810675">
            <text:p>1641300810675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3:30</text:p>
          </table:table-cell>
          <table:table-cell office:value-type="float" office:value="1">
            <text:p>1</text:p>
          </table:table-cell>
          <table:table-cell office:value-type="float" office:value="1641300810667">
            <text:p>1641300810667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1159362">
            <text:p>1641301159362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29:19</text:p>
          </table:table-cell>
          <table:table-cell office:value-type="float" office:value="1">
            <text:p>1</text:p>
          </table:table-cell>
          <table:table-cell office:value-type="float" office:value="1641301159354">
            <text:p>1641301159354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1527366">
            <text:p>1641301527366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5:27</text:p>
          </table:table-cell>
          <table:table-cell office:value-type="float" office:value="1">
            <text:p>1</text:p>
          </table:table-cell>
          <table:table-cell office:value-type="float" office:value="1641301527359">
            <text:p>1641301527359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1657979">
            <text:p>1641301657979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37:37</text:p>
          </table:table-cell>
          <table:table-cell office:value-type="float" office:value="1">
            <text:p>1</text:p>
          </table:table-cell>
          <table:table-cell office:value-type="float" office:value="1641301657972">
            <text:p>1641301657972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1788163">
            <text:p>1641301788163</text:p>
          </table:table-cell>
          <table:table-cell office:value-type="float" office:value="1">
            <text:p>1</text:p>
          </table:table-cell>
          <table:table-cell office:value-type="string">
            <text:p>create Authorized</text:p>
          </table:table-cell>
          <table:table-cell table:number-columns-repeated="3" office:value-type="string">
            <text:p>Y</text:p>
          </table:table-cell>
          <table:table-cell office:value-type="string">
            <text:p>tovmaker</text:p>
          </table:table-cell>
          <table:table-cell office:value-type="string">
            <text:p>04-Jan-2022 18:39:48</text:p>
          </table:table-cell>
          <table:table-cell office:value-type="float" office:value="1">
            <text:p>1</text:p>
          </table:table-cell>
          <table:table-cell office:value-type="float" office:value="1641301788156">
            <text:p>1641301788156</text:p>
          </table:table-cell>
          <table:table-cell table:number-columns-repeated="2"/>
          <table:table-cell office:value-type="string">
            <text:p>tovmaker</text:p>
          </table:table-cell>
          <table:table-cell office:value-type="string">
            <text:p>04-Jan-2022 18:42:12</text:p>
          </table:table-cell>
          <table:table-cell table:number-columns-repeated="1008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1970166">
            <text:p>1641301970166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42:50</text:p>
          </table:table-cell>
          <table:table-cell office:value-type="float" office:value="1">
            <text:p>1</text:p>
          </table:table-cell>
          <table:table-cell office:value-type="float" office:value="1641301970163">
            <text:p>1641301970163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2889961">
            <text:p>1641302889961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8:58:09</text:p>
          </table:table-cell>
          <table:table-cell office:value-type="float" office:value="1">
            <text:p>1</text:p>
          </table:table-cell>
          <table:table-cell office:value-type="float" office:value="1641302889950">
            <text:p>1641302889950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/>
          <table:table-cell office:value-type="float" office:value="1641304037930">
            <text:p>1641304037930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4-Jan-2022 19:17:17</text:p>
          </table:table-cell>
          <table:table-cell office:value-type="float" office:value="1">
            <text:p>1</text:p>
          </table:table-cell>
          <table:table-cell office:value-type="float" office:value="1641304037924">
            <text:p>1641304037924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 office:value-type="float" office:value="321">
            <text:p>321</text:p>
          </table:table-cell>
          <table:table-cell office:value-type="float" office:value="1641384935764">
            <text:p>1641384935764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5:35</text:p>
          </table:table-cell>
          <table:table-cell office:value-type="float" office:value="1">
            <text:p>1</text:p>
          </table:table-cell>
          <table:table-cell office:value-type="float" office:value="1641384935754">
            <text:p>1641384935754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 office:value-type="float" office:value="1483">
            <text:p>1483</text:p>
          </table:table-cell>
          <table:table-cell office:value-type="float" office:value="1641385120919">
            <text:p>1641385120919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48:40</text:p>
          </table:table-cell>
          <table:table-cell office:value-type="float" office:value="1">
            <text:p>1</text:p>
          </table:table-cell>
          <table:table-cell office:value-type="float" office:value="1641385120914">
            <text:p>1641385120914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 office:value-type="float" office:value="1957">
            <text:p>1957</text:p>
          </table:table-cell>
          <table:table-cell office:value-type="float" office:value="1641385344402">
            <text:p>1641385344402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2:24</text:p>
          </table:table-cell>
          <table:table-cell office:value-type="float" office:value="1">
            <text:p>1</text:p>
          </table:table-cell>
          <table:table-cell office:value-type="float" office:value="1641385344390">
            <text:p>1641385344390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 office:value-type="float" office:value="1591">
            <text:p>1591</text:p>
          </table:table-cell>
          <table:table-cell office:value-type="float" office:value="1641385491498">
            <text:p>1641385491498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4:51</text:p>
          </table:table-cell>
          <table:table-cell office:value-type="float" office:value="1">
            <text:p>1</text:p>
          </table:table-cell>
          <table:table-cell office:value-type="float" office:value="1641385491487">
            <text:p>1641385491487</text:p>
          </table:table-cell>
          <table:table-cell table:number-columns-repeated="1012"/>
        </table:table-row>
        <table:table-row table:style-name="ro1">
          <table:table-cell office:value-type="string">
            <text:p>Ascending</text:p>
          </table:table-cell>
          <table:table-cell office:value-type="float" office:value="505">
            <text:p>505</text:p>
          </table:table-cell>
          <table:table-cell office:value-type="float" office:value="1641385600108">
            <text:p>1641385600108</text:p>
          </table:table-cell>
          <table:table-cell office:value-type="float" office:value="0">
            <text:p>0</text:p>
          </table:table-cell>
          <table:table-cell office:value-type="string">
            <text:p>creat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ovmaker</text:p>
          </table:table-cell>
          <table:table-cell office:value-type="string">
            <text:p>05-Jan-2022 17:56:40</text:p>
          </table:table-cell>
          <table:table-cell office:value-type="float" office:value="1">
            <text:p>1</text:p>
          </table:table-cell>
          <table:table-cell office:value-type="float" office:value="1641385600103">
            <text:p>1641385600103</text:p>
          </table:table-cell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time-style style:name="N10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5/01/2022</text:date>, <text:time>18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terCondition" style:display-name="PageStyle_filterCond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Condition" style:display-name="PageStyle_sortCondi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5T18:25:56.78</dc:date>
    <meta:document-statistic meta:table-count="3" meta:cell-count="648" meta:object-count="0"/>
    <meta:generator>OpenOffice/4.1.8$Win32 OpenOffice.org_project/418m3$Build-9803</meta:generator>
  </office:meta>
</office:document-meta>
</file>